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name="Instance 1" draw:style-name="gr1" svg:width="6.2122in" svg:height="3.013in" svg:x="0in" svg:y="1.7795in">
            <draw:object draw:notify-on-update-of-ranges="Sheet1.A2:Sheet1.A2 Sheet1.A3:Sheet1.A10 Sheet1.B2:Sheet1.B2 Sheet1.B3:Sheet1.B10 Sheet1.C2:Sheet1.C2 Sheet1.C3:Sheet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232in" svg:height="3.8862in" svg:x="0in" svg:y="4.7717in">
            <draw:object draw:notify-on-update-of-ranges="Sheet1.A2:Sheet1.A2 Sheet1.A3:Sheet1.A10 Sheet1.D2:Sheet1.D2 Sheet1.D3:Sheet1.D10 Sheet1.E2:Sheet1.E2 Sheet1.E3:Sheet1.E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012in" svg:height="3.5429in" svg:x="0in" svg:y="8.676in">
            <draw:object draw:notify-on-update-of-ranges="Sheet1.A2:Sheet1.A2 Sheet1.A3:Sheet1.A10 Sheet1.F2:Sheet1.F2 Sheet1.F3:Sheet1.F10 Sheet1.G2:Sheet1.G2 Sheet1.G3:Sheet1.G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/>
          <table:table-cell table:style-name="ce2" office:value-type="string" table:number-columns-spanned="2" table:number-rows-spanned="1">
            <text:p>Instance 1</text:p>
          </table:table-cell>
          <table:covered-table-cell table:style-name="ce1"/>
          <table:table-cell table:style-name="ce2" office:value-type="string" table:number-columns-spanned="2" table:number-rows-spanned="1">
            <text:p>Instance 2</text:p>
          </table:table-cell>
          <table:covered-table-cell table:style-name="ce1"/>
          <table:table-cell table:style-name="ce2" office:value-type="string" table:number-columns-spanned="2" table:number-rows-spanned="1">
            <text:p>Instance 3</text:p>
          </table:table-cell>
          <table:covered-table-cell table:style-name="ce1"/>
          <table:table-cell table:style-name="ce1" table:number-columns-repeated="1017"/>
        </table:table-row>
        <table:table-row table:style-name="ro1">
          <table:table-cell table:style-name="ce2" office:value-type="string">
            <text:p>Threads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Wall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Wall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Wall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6.53">
            <text:p>406.53</text:p>
          </table:table-cell>
          <table:table-cell office:value-type="float" office:value="407">
            <text:p>407</text:p>
          </table:table-cell>
          <table:table-cell office:value-type="float" office:value="1767.11">
            <text:p>1767.11</text:p>
          </table:table-cell>
          <table:table-cell office:value-type="float" office:value="1767">
            <text:p>1767</text:p>
          </table:table-cell>
          <table:table-cell office:value-type="float" office:value="34.69">
            <text:p>34.69</text:p>
          </table:table-cell>
          <table:table-cell table:formula="of:=35-0.256196435" office:value-type="float" office:value="34.743803565">
            <text:p>34.743803565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.43">
            <text:p>405.43</text:p>
          </table:table-cell>
          <table:table-cell office:value-type="float" office:value="203">
            <text:p>203</text:p>
          </table:table-cell>
          <table:table-cell office:value-type="float" office:value="1771.01">
            <text:p>1771.01</text:p>
          </table:table-cell>
          <table:table-cell office:value-type="float" office:value="886">
            <text:p>886</text:p>
          </table:table-cell>
          <table:table-cell office:value-type="float" office:value="4.96">
            <text:p>4.96</text:p>
          </table:table-cell>
          <table:table-cell table:formula="of:=3-0.261058542" office:value-type="float" office:value="2.738941458">
            <text:p>2.738941458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4.96">
            <text:p>404.96</text:p>
          </table:table-cell>
          <table:table-cell office:value-type="float" office:value="102">
            <text:p>102</text:p>
          </table:table-cell>
          <table:table-cell office:value-type="float" office:value="1764.03">
            <text:p>1764.03</text:p>
          </table:table-cell>
          <table:table-cell office:value-type="float" office:value="441">
            <text:p>441</text:p>
          </table:table-cell>
          <table:table-cell office:value-type="float" office:value="9.1">
            <text:p>9.1</text:p>
          </table:table-cell>
          <table:table-cell table:formula="of:=3-0.289451856" office:value-type="float" office:value="2.710548144">
            <text:p>2.710548144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8.62">
            <text:p>408.62</text:p>
          </table:table-cell>
          <table:table-cell office:value-type="float" office:value="70">
            <text:p>70</text:p>
          </table:table-cell>
          <table:table-cell office:value-type="float" office:value="1769.34">
            <text:p>1769.34</text:p>
          </table:table-cell>
          <table:table-cell office:value-type="float" office:value="295">
            <text:p>295</text:p>
          </table:table-cell>
          <table:table-cell office:value-type="float" office:value="0.94">
            <text:p>0.94</text:p>
          </table:table-cell>
          <table:table-cell table:formula="of:=1-0.320440435" office:value-type="float" office:value="0.679559565">
            <text:p>0.67955956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5.37">
            <text:p>415.37</text:p>
          </table:table-cell>
          <table:table-cell office:value-type="float" office:value="51">
            <text:p>51</text:p>
          </table:table-cell>
          <table:table-cell office:value-type="float" office:value="1776.28">
            <text:p>1776.28</text:p>
          </table:table-cell>
          <table:table-cell office:value-type="float" office:value="222">
            <text:p>222</text:p>
          </table:table-cell>
          <table:table-cell office:value-type="float" office:value="1.29">
            <text:p>1.29</text:p>
          </table:table-cell>
          <table:table-cell table:formula="of:=1-0.287421401" office:value-type="float" office:value="0.712578599">
            <text:p>0.712578599</text:p>
          </table:table-cell>
          <table:table-cell table:number-columns-repeated="1017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float" office:value="419.03">
            <text:p>419.03</text:p>
          </table:table-cell>
          <table:table-cell office:value-type="float" office:value="36">
            <text:p>36</text:p>
          </table:table-cell>
          <table:table-cell office:value-type="float" office:value="1952.28">
            <text:p>1952.28</text:p>
          </table:table-cell>
          <table:table-cell office:value-type="float" office:value="163">
            <text:p>163</text:p>
          </table:table-cell>
          <table:table-cell office:value-type="float" office:value="2.12">
            <text:p>2.12</text:p>
          </table:table-cell>
          <table:table-cell table:formula="of:=1-0.103385087" office:value-type="float" office:value="0.896614913">
            <text:p>0.896614913</text:p>
          </table:table-cell>
          <table:table-cell table:number-columns-repeated="1017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float" office:value="420.57">
            <text:p>420.57</text:p>
          </table:table-cell>
          <table:table-cell office:value-type="float" office:value="36">
            <text:p>36</text:p>
          </table:table-cell>
          <table:table-cell office:value-type="float" office:value="1833.67">
            <text:p>1833.67</text:p>
          </table:table-cell>
          <table:table-cell office:value-type="float" office:value="153">
            <text:p>153</text:p>
          </table:table-cell>
          <table:table-cell office:value-type="float" office:value="0.83">
            <text:p>0.83</text:p>
          </table:table-cell>
          <table:table-cell table:formula="of:=1-0.345125544" office:value-type="float" office:value="0.654874456">
            <text:p>0.654874456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float" office:value="432.44">
            <text:p>432.4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813.94">
            <text:p>1813.94</text:p>
          </table:table-cell>
          <table:table-cell office:value-type="float" office:value="151">
            <text:p>151</text:p>
          </table:table-cell>
          <table:table-cell office:value-type="float" office:value="0.82">
            <text:p>0.82</text:p>
          </table:table-cell>
          <table:table-cell table:formula="of:=1-0.349982513" office:value-type="float" office:value="0.650017487">
            <text:p>0.650017487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5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bos Krcal</meta:initial-creator>
    <meta:creation-date>2012-04-23T15:28:25</meta:creation-date>
    <dc:date>2012-04-23T15:58:30</dc:date>
    <dc:creator>Lubos Krcal</dc:creator>
    <meta:editing-duration>PT14M55S</meta:editing-duration>
    <meta:editing-cycles>1</meta:editing-cycles>
    <meta:document-statistic meta:table-count="3" meta:cell-count="66" meta:object-count="3"/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8cm" svg:height="7.654cm" xlink:href=".." xlink:type="simple" chart:class="chart:line" chart:style-name="ch1">
        <chart:title svg:x="6.801cm" svg:y="0.289cm" chart:style-name="ch2">
          <text:p>Instance 1</text:p>
        </chart:title>
        <chart:legend chart:legend-position="end" svg:x="13.722cm" svg:y="3.279cm" style:legend-expansion="high" chart:style-name="ch3"/>
        <chart:plot-area chart:style-name="ch4" table:cell-range-address="Sheet1.A2:Sheet1.C10" chart:data-source-has-labels="both" svg:x="0.765cm" svg:y="1.527cm" svg:width="12.327cm" svg:height="5.554cm">
          <chartooo:coordinate-region svg:x="1.572cm" svg:y="1.726cm" svg:width="11.333cm" svg:height="4.708cm"/>
          <chart:axis chart:dimension="x" chart:name="primary-x" chart:style-name="ch5" chartooo:axis-type="auto">
            <chartooo:date-scale/>
            <chart:categories table:cell-range-address="Sheet1.A3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0" chart:label-cell-address="Sheet1.B2:Sheet1.B2" chart:class="chart:line">
            <chart:data-point chart:repeated="8"/>
          </chart:series>
          <chart:series chart:style-name="ch8" chart:values-cell-range-address="Sheet1.C3:Sheet1.C10" chart:label-cell-address="Sheet1.C2:Sheet1.C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2:Sheet1.B2</svg:desc>
                </draw:g>
              </table:table-cell>
              <table:table-cell office:value-type="string">
                <text:p>Wall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406.53">
                <text:p>406.53</text:p>
                <draw:g>
                  <svg:desc>Sheet1.B3:Sheet1.B10</svg:desc>
                </draw:g>
              </table:table-cell>
              <table:table-cell office:value-type="float" office:value="407">
                <text:p>407</text:p>
                <draw:g>
                  <svg:desc>Sheet1.C3:Sheet1.C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05.43">
                <text:p>405.4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4.96">
                <text:p>404.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08.62">
                <text:p>408.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15.37">
                <text:p>415.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9.03">
                <text:p>419.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0.57">
                <text:p>420.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32.44">
                <text:p>432.4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8cm" svg:height="9.872cm" xlink:href=".." xlink:type="simple" chart:class="chart:line" chart:style-name="ch1">
        <chart:title svg:x="6.815cm" svg:y="0.333cm" chart:style-name="ch2">
          <text:p>Instance 2</text:p>
        </chart:title>
        <chart:legend chart:legend-position="end" svg:x="13.75cm" svg:y="4.388cm" style:legend-expansion="high" chart:style-name="ch3"/>
        <chart:plot-area chart:style-name="ch4" table:cell-range-address="Sheet1.A2:Sheet1.A10 Sheet1.D2:Sheet1.E10" chart:data-source-has-labels="both" svg:x="0.766cm" svg:y="1.703cm" svg:width="12.352cm" svg:height="7.552cm">
          <chartooo:coordinate-region svg:x="1.758cm" svg:y="1.902cm" svg:width="11.173cm" svg:height="6.706cm"/>
          <chart:axis chart:dimension="x" chart:name="primary-x" chart:style-name="ch5" chartooo:axis-type="auto">
            <chartooo:date-scale/>
            <chart:categories table:cell-range-address="Sheet1.A3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0" chart:label-cell-address="Sheet1.D2:Sheet1.D2" chart:class="chart:line">
            <chart:data-point chart:repeated="8"/>
          </chart:series>
          <chart:series chart:style-name="ch8" chart:values-cell-range-address="Sheet1.E3:Sheet1.E10" chart:label-cell-address="Sheet1.E2:Sheet1.E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D2:Sheet1.D2</svg:desc>
                </draw:g>
              </table:table-cell>
              <table:table-cell office:value-type="string">
                <text:p>Wall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1767.11">
                <text:p>1767.11</text:p>
                <draw:g>
                  <svg:desc>Sheet1.D3:Sheet1.D10</svg:desc>
                </draw:g>
              </table:table-cell>
              <table:table-cell office:value-type="float" office:value="1767">
                <text:p>1767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71.01">
                <text:p>1771.01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64.03">
                <text:p>1764.0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69.34">
                <text:p>1769.3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76.28">
                <text:p>1776.2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52.28">
                <text:p>1952.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33.67">
                <text:p>1833.6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13.94">
                <text:p>1813.94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52cm" svg:height="9cm" xlink:href=".." xlink:type="simple" chart:class="chart:line" chart:style-name="ch1">
        <chart:legend chart:legend-position="end" svg:x="13.694cm" svg:y="3.952cm" style:legend-expansion="high" chart:style-name="ch2"/>
        <chart:plot-area chart:style-name="ch3" table:cell-range-address="Sheet1.A2:Sheet1.A10 Sheet1.F2:Sheet1.G10" chart:data-source-has-labels="both" svg:x="0.765cm" svg:y="0.855cm" svg:width="12.299cm" svg:height="7.545cm">
          <chartooo:coordinate-region svg:x="1.386cm" svg:y="1.054cm" svg:width="11.491cm" svg:height="6.699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0" chart:label-cell-address="Sheet1.F2:Sheet1.F2" chart:class="chart:line">
            <chart:data-point chart:repeated="8"/>
          </chart:series>
          <chart:series chart:style-name="ch7" chart:values-cell-range-address="Sheet1.G3:Sheet1.G10" chart:label-cell-address="Sheet1.G2:Sheet1.G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F2:Sheet1.F2</svg:desc>
                </draw:g>
              </table:table-cell>
              <table:table-cell office:value-type="string">
                <text:p>Wal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34.69">
                <text:p>34.69</text:p>
                <draw:g>
                  <svg:desc>Sheet1.F3:Sheet1.F10</svg:desc>
                </draw:g>
              </table:table-cell>
              <table:table-cell office:value-type="float" office:value="34.743803565">
                <text:p>34.743803565</text:p>
                <draw:g>
                  <svg:desc>Sheet1.G3:Sheet1.G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96">
                <text:p>4.96</text:p>
              </table:table-cell>
              <table:table-cell office:value-type="float" office:value="2.738941458">
                <text:p>2.7389414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1">
                <text:p>9.1</text:p>
              </table:table-cell>
              <table:table-cell office:value-type="float" office:value="2.710548144">
                <text:p>2.71054814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679559565">
                <text:p>0.6795595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9">
                <text:p>1.29</text:p>
              </table:table-cell>
              <table:table-cell office:value-type="float" office:value="0.712578599">
                <text:p>0.7125785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12">
                <text:p>2.12</text:p>
              </table:table-cell>
              <table:table-cell office:value-type="float" office:value="0.896614913">
                <text:p>0.8966149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3">
                <text:p>0.83</text:p>
              </table:table-cell>
              <table:table-cell office:value-type="float" office:value="0.654874456">
                <text:p>0.6548744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82">
                <text:p>0.82</text:p>
              </table:table-cell>
              <table:table-cell office:value-type="float" office:value="0.650017487">
                <text:p>0.650017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